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0pt" style:font-size-asian="10pt" style:font-size-complex="10pt"/>
    </style:style>
    <style:style style:name="P2" style:parent-style-name="Standard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3" style:parent-style-name="Standard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5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7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9" style:parent-style-name="Standard" style:family="paragraph">
      <style:paragraph-properties fo:text-align="justify" fo:margin-left="0.4923in" fo:text-indent="0.4923in">
        <style:tab-stops/>
      </style:paragraph-properties>
      <style:text-properties fo:font-size="10pt" style:font-size-asian="10pt" style:font-size-complex="10pt"/>
    </style:style>
    <style:style style:name="P10" style:parent-style-name="Standard" style:family="paragraph">
      <style:paragraph-properties fo:text-align="justify" fo:margin-left="0.4923in" fo:text-indent="0.4923in">
        <style:tab-stops/>
      </style:paragraph-properties>
      <style:text-properties fo:font-size="10pt" style:font-size-asian="10pt" style:font-size-complex="10pt"/>
    </style:style>
    <style:style style:name="P11" style:parent-style-name="Standard" style:family="paragraph">
      <style:paragraph-properties fo:text-align="justify"/>
    </style:style>
    <style:style style:name="T12" style:parent-style-name="VarsayılanParagrafYazıTipi" style:family="text">
      <style:text-properties fo:font-size="10pt" style:font-size-asian="10pt" style:font-size-complex="10pt"/>
    </style:style>
    <style:style style:name="T13" style:parent-style-name="VarsayılanParagrafYazıTipi" style:family="text">
      <style:text-properties fo:font-size="10pt" style:font-size-asian="10pt" style:font-size-complex="10pt"/>
    </style:style>
    <style:style style:name="T14" style:parent-style-name="VarsayılanParagrafYazıTipi" style:family="text">
      <style:text-properties fo:font-size="10pt" style:font-size-asian="10pt" style:font-size-complex="10pt"/>
    </style:style>
    <style:style style:name="T15" style:parent-style-name="VarsayılanParagrafYazıTipi" style:family="text">
      <style:text-properties fo:font-size="10pt" style:font-size-asian="10pt" style:font-size-complex="10pt"/>
    </style:style>
    <style:style style:name="T16" style:parent-style-name="VarsayılanParagrafYazıTipi" style:family="text">
      <style:text-properties fo:font-weight="bold" style:font-weight-asian="bold" style:font-weight-complex="bold" fo:font-size="10pt" style:font-size-asian="10pt" style:font-size-complex="10pt"/>
    </style:style>
    <style:style style:name="T17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18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19" style:parent-style-name="VarsayılanParagrafYazıTipi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VarsayılanParagrafYazıTipi" style:family="text">
      <style:text-properties fo:font-size="10pt" style:font-size-asian="10pt" style:font-size-complex="10pt"/>
    </style:style>
    <style:style style:name="T21" style:parent-style-name="VarsayılanParagrafYazıTipi" style:family="text">
      <style:text-properties fo:font-size="10pt" style:font-size-asian="10pt" style:font-size-complex="10pt"/>
    </style:style>
    <style:style style:name="T22" style:parent-style-name="VarsayılanParagrafYazıTipi" style:family="text">
      <style:text-properties fo:font-size="10pt" style:font-size-asian="10pt" style:font-size-complex="10pt"/>
    </style:style>
    <style:style style:name="T23" style:parent-style-name="VarsayılanParagrafYazıTipi" style:family="text">
      <style:text-properties fo:font-size="10pt" style:font-size-asian="10pt" style:font-size-complex="10pt"/>
    </style:style>
    <style:style style:name="T24" style:parent-style-name="VarsayılanParagrafYazıTipi" style:family="text">
      <style:text-properties fo:font-size="10pt" style:font-size-asian="10pt" style:font-size-complex="10pt"/>
    </style:style>
    <style:style style:name="T25" style:parent-style-name="VarsayılanParagrafYazıTipi" style:family="text">
      <style:text-properties fo:font-size="10pt" style:font-size-asian="10pt" style:font-size-complex="10pt"/>
    </style:style>
    <style:style style:name="T26" style:parent-style-name="VarsayılanParagrafYazıTipi" style:family="text">
      <style:text-properties fo:font-size="10pt" style:font-size-asian="10pt" style:font-size-complex="10pt"/>
    </style:style>
    <style:style style:name="T27" style:parent-style-name="VarsayılanParagrafYazıTipi" style:family="text">
      <style:text-properties fo:font-size="10pt" style:font-size-asian="10pt" style:font-size-complex="10pt"/>
    </style:style>
    <style:style style:name="T28" style:parent-style-name="VarsayılanParagrafYazıTipi" style:family="text">
      <style:text-properties fo:font-size="10pt" style:font-size-asian="10pt" style:font-size-complex="10pt"/>
    </style:style>
    <style:style style:name="T29" style:parent-style-name="VarsayılanParagrafYazıTipi" style:family="text">
      <style:text-properties fo:font-size="10pt" style:font-size-asian="10pt" style:font-size-complex="10pt"/>
    </style:style>
    <style:style style:name="T30" style:parent-style-name="VarsayılanParagrafYazıTipi" style:family="text">
      <style:text-properties fo:font-size="10pt" style:font-size-asian="10pt" style:font-size-complex="10pt"/>
    </style:style>
    <style:style style:name="T31" style:parent-style-name="VarsayılanParagrafYazıTipi" style:family="text">
      <style:text-properties fo:font-size="10pt" style:font-size-asian="10pt" style:font-size-complex="10pt"/>
    </style:style>
    <style:style style:name="T32" style:parent-style-name="VarsayılanParagrafYazıTipi" style:family="text">
      <style:text-properties fo:font-size="10pt" style:font-size-asian="10pt" style:font-size-complex="10pt"/>
    </style:style>
    <style:style style:name="T33" style:parent-style-name="VarsayılanParagrafYazıTipi" style:family="text">
      <style:text-properties fo:font-size="10pt" style:font-size-asian="10pt" style:font-size-complex="10pt"/>
    </style:style>
    <style:style style:name="T34" style:parent-style-name="VarsayılanParagrafYazıTipi" style:family="text">
      <style:text-properties fo:font-size="10pt" style:font-size-asian="10pt" style:font-size-complex="10pt"/>
    </style:style>
    <style:style style:name="T35" style:parent-style-name="VarsayılanParagrafYazıTipi" style:family="text">
      <style:text-properties fo:font-size="10pt" style:font-size-asian="10pt" style:font-size-complex="10pt"/>
    </style:style>
    <style:style style:name="T36" style:parent-style-name="VarsayılanParagrafYazıTipi" style:family="text">
      <style:text-properties fo:font-size="10pt" style:font-size-asian="10pt" style:font-size-complex="10pt"/>
    </style:style>
    <style:style style:name="T37" style:parent-style-name="VarsayılanParagrafYazıTipi" style:family="text">
      <style:text-properties fo:font-size="10pt" style:font-size-asian="10pt" style:font-size-complex="10pt"/>
    </style:style>
    <style:style style:name="T38" style:parent-style-name="VarsayılanParagrafYazıTipi" style:family="text">
      <style:text-properties fo:font-size="10pt" style:font-size-asian="10pt" style:font-size-complex="10pt"/>
    </style:style>
    <style:style style:name="T39" style:parent-style-name="VarsayılanParagrafYazıTipi" style:family="text">
      <style:text-properties fo:font-size="10pt" style:font-size-asian="10pt" style:font-size-complex="10pt"/>
    </style:style>
    <style:style style:name="T40" style:parent-style-name="VarsayılanParagrafYazıTipi" style:family="text">
      <style:text-properties fo:font-size="10pt" style:font-size-asian="10pt" style:font-size-complex="10pt"/>
    </style:style>
    <style:style style:name="P41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42" style:parent-style-name="Standard" style:family="paragraph">
      <style:paragraph-properties fo:text-align="justify" fo:text-indent="0.4923in"/>
      <style:text-properties fo:font-size="10pt" style:font-size-asian="10pt" style:font-size-complex="10pt"/>
    </style:style>
    <style:style style:name="P43" style:parent-style-name="Standard" style:family="paragraph">
      <style:paragraph-properties fo:text-align="justify" fo:text-indent="0.4895in"/>
      <style:text-properties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45" style:parent-style-name="Standard" style:family="paragraph">
      <style:paragraph-properties fo:text-align="justify">
        <style:tab-stops>
          <style:tab-stop style:type="left" style:position="0.3125in"/>
        </style:tab-stops>
      </style:paragraph-properties>
    </style:style>
    <style:style style:name="T46" style:parent-style-name="VarsayılanParagrafYazıTipi" style:family="text">
      <style:text-properties fo:font-size="10pt" style:font-size-asian="10pt" style:font-size-complex="10pt"/>
    </style:style>
    <style:style style:name="T47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T50" style:parent-style-name="VarsayılanParagrafYazıTipi" style:family="text">
      <style:text-properties fo:font-size="10pt" style:font-size-asian="10pt" style:font-size-complex="10pt"/>
    </style:style>
    <style:style style:name="T51" style:parent-style-name="VarsayılanParagrafYazıTipi" style:family="text">
      <style:text-properties fo:font-size="10pt" style:font-size-asian="10pt" style:font-size-complex="10pt"/>
    </style:style>
    <style:style style:name="T52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3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P54" style:parent-style-name="Standard" style:list-style-name="LFO1" style:family="paragraph">
      <style:paragraph-properties fo:text-align="justify">
        <style:tab-stops>
          <style:tab-stop style:type="left" style:position="-0.1875in"/>
        </style:tab-stops>
      </style:paragraph-properties>
      <style:text-properties fo:font-size="10pt" style:font-size-asian="10pt" style:font-size-complex="10pt"/>
    </style:style>
    <style:style style:name="P55" style:parent-style-name="Standard" style:list-style-name="LFO1" style:family="paragraph">
      <style:paragraph-properties fo:text-align="justify">
        <style:tab-stops>
          <style:tab-stop style:type="left" style:position="-0.1875in"/>
        </style:tab-stops>
      </style:paragraph-properties>
      <style:text-properties fo:font-size="10pt" style:font-size-asian="10pt" style:font-size-complex="10pt"/>
    </style:style>
    <style:style style:name="P56" style:parent-style-name="Standard" style:list-style-name="LFO1" style:family="paragraph">
      <style:paragraph-properties fo:text-align="justify">
        <style:tab-stops>
          <style:tab-stop style:type="left" style:position="-0.1875in"/>
        </style:tab-stops>
      </style:paragraph-properties>
      <style:text-properties fo:font-size="10pt" style:font-size-asian="10pt" style:font-size-complex="10pt"/>
    </style:style>
    <style:style style:name="P57" style:parent-style-name="Standard" style:list-style-name="LFO1" style:family="paragraph">
      <style:paragraph-properties fo:text-align="justify">
        <style:tab-stops>
          <style:tab-stop style:type="left" style:position="-0.1875in"/>
        </style:tab-stops>
      </style:paragraph-properties>
      <style:text-properties fo:font-size="10pt" style:font-size-asian="10pt" style:font-size-complex="10pt"/>
    </style:style>
    <style:style style:name="P58" style:parent-style-name="Standard" style:list-style-name="LFO1" style:family="paragraph">
      <style:paragraph-properties fo:text-align="justify"/>
      <style:text-properties fo:font-size="10pt" style:font-size-asian="10pt" style:font-size-complex="10pt"/>
    </style:style>
    <style:style style:name="P59" style:parent-style-name="Standard" style:list-style-name="LFO1" style:family="paragraph">
      <style:paragraph-properties fo:text-align="justify">
        <style:tab-stops>
          <style:tab-stop style:type="left" style:position="-0.1875in"/>
        </style:tab-stops>
      </style:paragraph-properties>
    </style:style>
    <style:style style:name="T60" style:parent-style-name="VarsayılanParagrafYazıTipi" style:family="text">
      <style:text-properties fo:font-size="10pt" style:font-size-asian="10pt" style:font-size-complex="10pt"/>
    </style:style>
    <style:style style:name="T61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62" style:parent-style-name="VarsayılanParagrafYazıTipi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67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8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9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70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71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72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73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74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İHTARNAME</text:p>
      <text:p text:style-name="P2">Tokat, 8 Aralık 2023</text:p>
      <text:p text:style-name="P3"/>
      <text:p text:style-name="P4">İHTAR EDEN<text:tab/>: Ali Umut BALCI (TC No: 363 1660 3468) <text:s/></text:p>
      <text:p text:style-name="P5"><text:s text:c="2"/>Yeniyurt Mah. İsmail Altıngövde Cad. No:21-H TOKAT</text:p>
      <text:p text:style-name="P6">VEKİLİ<text:tab/><text:tab/>: Emrullah ÖZER</text:p>
      <text:p text:style-name="P7"/>
      <text:p text:style-name="P8">MUHATAP<text:tab/>: Ali DEMİREL (TC No: 296 6582 6206 ) <text:s/></text:p>
      <text:p text:style-name="P9"><text:s text:c="2"/>Yeniyurt Mah. İsmail Altıngövde Cad. No:21-C TOKAT</text:p>
      <text:p text:style-name="P10"/>
      <text:p text:style-name="P11"><text:span text:style-name="T12">KONU</text:span><text:span text:style-name="T13"><text:tab/></text:span><text:span text:style-name="T14"><text:tab/></text:span><text:span text:style-name="T15">:</text:span><text:span text:style-name="T16"><text:s/></text:span><text:span text:style-name="T17">Fazlaya ilişkin tüm talep ve dava hakları saklı kalmak kaydıyla</text:span><text:span text:style-name="T18">;</text:span><text:span text:style-name="T19"><text:s/></text:span><text:span text:style-name="T20">Kira<text:s/></text:span><text:span text:style-name="T21">sözleşmesinin<text:s/></text:span><text:span text:style-name="T22">sona erdiği ve yenilenmeyeceği</text:span><text:span text:style-name="T23">nin</text:span><text:span text:style-name="T24">, mecurun tahliye e</text:span><text:span text:style-name="T25">tmeniz</text:span><text:span text:style-name="T26"><text:s/></text:span><text:span text:style-name="T27">ve</text:span><text:span text:style-name="T28"><text:s/>hasarı</text:span><text:span text:style-name="T29"><text:s/>tazmin</text:span><text:span text:style-name="T30"><text:s/></text:span><text:span text:style-name="T31">e</text:span><text:span text:style-name="T32">tmeniz gerektiğinin</text:span><text:span text:style-name="T33">,</text:span><text:span text:style-name="T34"><text:s/></text:span><text:span text:style-name="T35">hesaba gönderilen paranın ihtirazı kayıtla alındığının</text:span><text:span text:style-name="T36">, hakkınızda tahliye ve alacak davası</text:span><text:span text:style-name="T37"><text:s/></text:span><text:span text:style-name="T38">açılacağının<text:s/></text:span><text:span text:style-name="T39">ihtaren bildir</text:span><text:span text:style-name="T40">imi</text:span></text:p>
      <text:p text:style-name="P41"/>
      <text:p text:style-name="P42">Yeniyurt Mah. İsmail Altıngövde Cad. No:21-C TOKAT<text:s/>adresinde,<text:s/>27-11-2022 tarih, 20221129-079-3 sayılı, 30-11-2022 kira başlangıç ve 29-11-2023 bitiş tarihli çatısız arsanın kiralanması hususundaki Adi Kira Sözleşmesine istinaden<text:s/>kiracı olarak oturmakta idiniz. Kira sözleşmesi 29/11/2023 tarihinde sona<text:s/>erdi. Sözleşmenin bitiş<text:s/>tarihinde<text:s/>ve sözlü uyarılara rağmen<text:s/>mecuru tahliye etmeniz gerektiği halde tahliye etmediniz.<text:s/></text:p>
      <text:p text:style-name="P43">Sözleşmenin<text:s/>2., 16., 19. Ve 23.<text:s/>maddelerinde; çalışma yaptığınız paletli iş makinesinin taban betonu, yan bina çatı, oluklar ve duvarlara verdiği hasarları tazmin etmeniz, süre bitiminde taşınmazı tahliye etmeniz, tahliyenin zamanında yapılmaması durumunda ceza bedeli ödeyeceğiniz<text:s/>açıkça<text:s/>belirtilmiştir.</text:p>
      <text:p text:style-name="P44"><text:s/><text:tab/>Mecurun içinden geçen ve yan binaların ve<text:s/>mecurun atık su borularını,<text:s/>ana hat<text:s/>kanalizasyon<text:s/>şebekesine<text:s/>bağlayan<text:s/>hat<text:s/>temizliği için yapılan kapaklı logarların üzerine beton döktünüz ve<text:s/>tıkanan giderleri<text:s/>açmak için logarların<text:s/>kullanılmasına engel olmaktasınız.<text:s/></text:p>
      <text:p text:style-name="P45"><text:span text:style-name="T46"><text:line-break/></text:span><text:span text:style-name="T47">İSTEM SONUCU:</text:span></text:p>
      <text:p text:style-name="P48"/>
      <text:p text:style-name="P49"><text:span text:style-name="T50">Yukarıda açıklanan nedenler</text:span><text:span text:style-name="T51"><text:s/>ve Türk Borçlar Kanununun ilgili maddeleri gereğince i</text:span><text:span text:style-name="T52">şbu ihtarnamenin tarafınıza tebliği</text:span><text:span text:style-name="T53"><text:s/>günü itibarı ile;</text:span></text:p>
      <text:list text:style-name="LFO1" text:continue-numbering="true">
        <text:list-item>
          <text:p text:style-name="P54">Kira sözleşmesinin süresinin bittiği ve<text:s/>yenilenmeyeceğinden dolayı kiralananı<text:s/>derhal<text:s/>tahliye etmenizi;</text:p>
        </text:list-item>
        <text:list-item>
          <text:p text:style-name="P55">İş makinesinin kullanılması ile<text:s/>ve diğer nedenlerle<text:s/>oluşan hasarların tazminini;<text:s/></text:p>
        </text:list-item>
        <text:list-item>
          <text:p text:style-name="P56">Tarafınızca “kira bedeli” olarak gönderilen banka havalesini, ihtirazi kayıtla kabul ettiğimi;</text:p>
        </text:list-item>
        <text:list-item>
          <text:p text:style-name="P57">Mecur önündeki kaldırım ve yoldaki eski eşyaları kaldırılmasını;</text:p>
        </text:list-item>
        <text:list-item>
          <text:p text:style-name="P58">Logarların üzerine dökülen betonların kırılarak, ilk halinde olduğu gibi kapaklı hale getirilmesini<text:s/>ve kanalizasyon sisteminin çalışır duruma getirilmesini;</text:p>
        </text:list-item>
        <text:list-item>
          <text:p text:style-name="P59"><text:span text:style-name="T60">Süresi biten sözleşme şartlarına ve işbu ihtarnameye uymadığınız takdirde hasar tespiti ve<text:s/></text:span><text:span text:style-name="T61">tahliye davası açacağımızı</text:span><text:span text:style-name="T62"><text:s/></text:span><text:span text:style-name="T63">ve alacağın tahsili için yasal yollara başvurulacağını, yargılama giderleri ve vekalet ücretinin tarafınıza yükletileceğini ihtar ederiz.</text:span></text:p>
        </text:list-item>
      </text:list>
      <text:p text:style-name="P64"/>
      <text:p text:style-name="P65">Sayın Noter;</text:p>
      <text:p text:style-name="P66"><text:tab/>İşbu ihtarnamenin, 1 adedinin PTT yolu ile fiziki ortamda hızlı olarak muhataba tebliğini, bir adedinin daireniz dosyasında saklanarak, bir adedinin de tarafıma verilmesini talep ederim.</text:p>
      <text:p text:style-name="P67"/>
      <text:p text:style-name="P68"/>
      <text:p text:style-name="P69">İHTAR EDEN</text:p>
      <text:p text:style-name="P70">Ali Umut BALCI</text:p>
      <text:p text:style-name="P71">Vekili Emrullah ÖZER</text:p>
      <text:p text:style-name="P72"/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</dc:creator>
    <meta:creation-date>2021-10-03T14:17:00Z</meta:creation-date>
    <dc:date>2023-12-05T06:30:00Z</dc:date>
    <meta:print-date>2021-10-06T20:30:00Z</meta:print-date>
    <meta:template xlink:href="Normal" xlink:type="simple"/>
    <meta:editing-cycles>10</meta:editing-cycles>
    <meta:editing-duration>PT37380S</meta:editing-duration>
    <meta:document-statistic meta:page-count="1" meta:paragraph-count="5" meta:word-count="407" meta:character-count="2726" meta:row-count="19" meta:non-whitespace-character-count="2324"/>
  </office:meta>
</office:document-meta>
</file>